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86cm"/>
    </style:style>
    <style:style style:name="gr10" style:family="graphic" style:parent-style-name="standard">
      <style:graphic-properties draw:stroke="none" svg:stroke-color="#000000" draw:fill="none" draw:fill-color="#ffffff" fo:min-height="3.096cm"/>
    </style:style>
    <style:style style:name="gr11" style:family="graphic" style:parent-style-name="standard">
      <style:graphic-properties svg:stroke-width="0.203cm" svg:stroke-color="#0084d1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52cm" svg:stroke-color="#0084d1" draw:marker-start-width="0.426cm" draw:marker-end-width="0.426cm" draw:fill="solid" draw:fill-color="#ffffff" draw:textarea-horizontal-align="justify" draw:textarea-vertical-align="middle" draw:auto-grow-height="false" fo:padding-top="0.199cm" fo:padding-bottom="0.199cm" fo:padding-left="0.324cm" fo:padding-right="0.324cm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gr14" style:family="graphic" style:parent-style-name="objectwithoutfill">
      <style:graphic-properties svg:stroke-width="0.051cm" draw:marker-start-width="0.276cm" draw:marker-end="Arrow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203cm" svg:stroke-color="#c5000b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88cm" svg:height="6.187cm" svg:x="6.64cm" svg:y="8.9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65cm" svg:y1="8.976cm" svg:x2="8.834cm" svg:y2="6.792cm">
            <text:p/>
          </draw:line>
          <draw:line draw:style-name="gr3" draw:text-style-name="P1" draw:layer="layout" svg:x1="12.837cm" svg:y1="8.976cm" svg:x2="15.021cm" svg:y2="6.792cm">
            <text:p/>
          </draw:line>
          <draw:line draw:style-name="gr4" draw:text-style-name="P1" draw:layer="layout" svg:x1="8.834cm" svg:y1="6.792cm" svg:x2="15.021cm" svg:y2="6.792cm">
            <text:p/>
          </draw:line>
          <draw:line draw:style-name="gr3" draw:text-style-name="P1" draw:layer="layout" svg:x1="12.854cm" svg:y1="15.138cm" svg:x2="15.079cm" svg:y2="12.913cm">
            <text:p/>
          </draw:line>
          <draw:line draw:style-name="gr4" draw:text-style-name="P1" draw:layer="layout" svg:x1="15.021cm" svg:y1="6.792cm" svg:x2="15.021cm" svg:y2="12.913cm">
            <text:p/>
          </draw:line>
          <draw:line draw:style-name="gr5" draw:text-style-name="P1" draw:layer="layout" svg:x1="7.135cm" svg:y1="8.976cm" svg:x2="7.135cm" svg:y2="15.163cm">
            <text:p/>
          </draw:line>
          <draw:line draw:style-name="gr5" draw:text-style-name="P1" draw:layer="layout" svg:x1="7.708cm" svg:y1="8.976cm" svg:x2="7.708cm" svg:y2="15.163cm">
            <text:p/>
          </draw:line>
          <draw:line draw:style-name="gr5" draw:text-style-name="P1" draw:layer="layout" svg:x1="7.135cm" svg:y1="8.976cm" svg:x2="7.135cm" svg:y2="15.163cm">
            <text:p/>
          </draw:line>
          <draw:line draw:style-name="gr5" draw:text-style-name="P1" draw:layer="layout" svg:x1="10cm" svg:y1="8.976cm" svg:x2="10cm" svg:y2="15.163cm">
            <text:p/>
          </draw:line>
          <draw:line draw:style-name="gr5" draw:text-style-name="P1" draw:layer="layout" svg:x1="9.427cm" svg:y1="8.976cm" svg:x2="9.427cm" svg:y2="15.163cm">
            <text:p/>
          </draw:line>
          <draw:line draw:style-name="gr5" draw:text-style-name="P1" draw:layer="layout" svg:x1="8.854cm" svg:y1="8.976cm" svg:x2="8.854cm" svg:y2="15.163cm">
            <text:p/>
          </draw:line>
          <draw:line draw:style-name="gr5" draw:text-style-name="P1" draw:layer="layout" svg:x1="8.281cm" svg:y1="8.976cm" svg:x2="8.281cm" svg:y2="15.163cm">
            <text:p/>
          </draw:line>
          <draw:line draw:style-name="gr6" draw:text-style-name="P1" draw:layer="layout" svg:x1="10.025cm" svg:y1="9.012cm" svg:x2="12.209cm" svg:y2="6.828cm">
            <text:p/>
          </draw:line>
          <draw:line draw:style-name="gr5" draw:text-style-name="P1" draw:layer="layout" svg:x1="10.609cm" svg:y1="9.012cm" svg:x2="10.609cm" svg:y2="15.199cm">
            <text:p/>
          </draw:line>
          <draw:line draw:style-name="gr5" draw:text-style-name="P1" draw:layer="layout" svg:x1="11.183cm" svg:y1="9.012cm" svg:x2="11.183cm" svg:y2="15.199cm">
            <text:p/>
          </draw:line>
          <draw:line draw:style-name="gr5" draw:text-style-name="P1" draw:layer="layout" svg:x1="12.329cm" svg:y1="9.012cm" svg:x2="12.329cm" svg:y2="15.199cm">
            <text:p/>
          </draw:line>
          <draw:line draw:style-name="gr5" draw:text-style-name="P1" draw:layer="layout" svg:x1="11.756cm" svg:y1="9.012cm" svg:x2="11.756cm" svg:y2="15.199cm">
            <text:p/>
          </draw:line>
          <draw:line draw:style-name="gr6" draw:text-style-name="P1" draw:layer="layout" svg:x1="7.123cm" svg:y1="8.976cm" svg:x2="9.307cm" svg:y2="6.792cm">
            <text:p/>
          </draw:line>
          <draw:line draw:style-name="gr6" draw:text-style-name="P1" draw:layer="layout" svg:x1="7.696cm" svg:y1="8.976cm" svg:x2="9.88cm" svg:y2="6.792cm">
            <text:p/>
          </draw:line>
          <draw:line draw:style-name="gr6" draw:text-style-name="P1" draw:layer="layout" svg:x1="8.27cm" svg:y1="8.976cm" svg:x2="10.454cm" svg:y2="6.792cm">
            <text:p/>
          </draw:line>
          <draw:line draw:style-name="gr6" draw:text-style-name="P1" draw:layer="layout" svg:x1="8.843cm" svg:y1="8.976cm" svg:x2="11.027cm" svg:y2="6.792cm">
            <text:p/>
          </draw:line>
          <draw:line draw:style-name="gr6" draw:text-style-name="P1" draw:layer="layout" svg:x1="9.416cm" svg:y1="8.976cm" svg:x2="11.6cm" svg:y2="6.792cm">
            <text:p/>
          </draw:line>
          <draw:line draw:style-name="gr6" draw:text-style-name="P1" draw:layer="layout" svg:x1="8.843cm" svg:y1="8.976cm" svg:x2="11.027cm" svg:y2="6.792cm">
            <text:p/>
          </draw:line>
          <draw:line draw:style-name="gr6" draw:text-style-name="P1" draw:layer="layout" svg:x1="10.562cm" svg:y1="8.976cm" svg:x2="12.746cm" svg:y2="6.792cm">
            <text:p/>
          </draw:line>
          <draw:line draw:style-name="gr6" draw:text-style-name="P1" draw:layer="layout" svg:x1="11.135cm" svg:y1="8.976cm" svg:x2="13.319cm" svg:y2="6.792cm">
            <text:p/>
          </draw:line>
          <draw:line draw:style-name="gr6" draw:text-style-name="P1" draw:layer="layout" svg:x1="11.709cm" svg:y1="8.976cm" svg:x2="13.893cm" svg:y2="6.792cm">
            <text:p/>
          </draw:line>
          <draw:line draw:style-name="gr6" draw:text-style-name="P1" draw:layer="layout" svg:x1="12.282cm" svg:y1="8.976cm" svg:x2="14.466cm" svg:y2="6.792cm">
            <text:p/>
          </draw:line>
          <draw:line draw:style-name="gr5" draw:text-style-name="P1" draw:layer="layout" svg:x1="13.189cm" svg:y1="8.583cm" svg:x2="13.189cm" svg:y2="14.767cm">
            <text:p/>
          </draw:line>
          <draw:line draw:style-name="gr5" draw:text-style-name="P1" draw:layer="layout" svg:x1="7.014cm" svg:y1="8.612cm" svg:x2="13.201cm" svg:y2="8.612cm">
            <text:p/>
          </draw:line>
          <draw:line draw:style-name="gr5" draw:text-style-name="P1" draw:layer="layout" svg:x1="6.628cm" svg:y1="9.515cm" svg:x2="12.815cm" svg:y2="9.515cm">
            <text:p/>
          </draw:line>
          <draw:line draw:style-name="gr5" draw:text-style-name="P1" draw:layer="layout" svg:x1="6.628cm" svg:y1="10.088cm" svg:x2="12.815cm" svg:y2="10.088cm">
            <text:p/>
          </draw:line>
          <draw:line draw:style-name="gr5" draw:text-style-name="P1" draw:layer="layout" svg:x1="6.628cm" svg:y1="10.661cm" svg:x2="12.815cm" svg:y2="10.661cm">
            <text:p/>
          </draw:line>
          <draw:line draw:style-name="gr5" draw:text-style-name="P1" draw:layer="layout" svg:x1="6.628cm" svg:y1="11.234cm" svg:x2="12.815cm" svg:y2="11.234cm">
            <text:p/>
          </draw:line>
          <draw:line draw:style-name="gr5" draw:text-style-name="P1" draw:layer="layout" svg:x1="6.628cm" svg:y1="11.807cm" svg:x2="12.815cm" svg:y2="11.807cm">
            <text:p/>
          </draw:line>
          <draw:line draw:style-name="gr5" draw:text-style-name="P1" draw:layer="layout" svg:x1="6.628cm" svg:y1="12.38cm" svg:x2="12.815cm" svg:y2="12.38cm">
            <text:p/>
          </draw:line>
          <draw:line draw:style-name="gr5" draw:text-style-name="P1" draw:layer="layout" svg:x1="6.628cm" svg:y1="12.954cm" svg:x2="12.815cm" svg:y2="12.954cm">
            <text:p/>
          </draw:line>
          <draw:line draw:style-name="gr5" draw:text-style-name="P1" draw:layer="layout" svg:x1="6.628cm" svg:y1="13.527cm" svg:x2="12.815cm" svg:y2="13.527cm">
            <text:p/>
          </draw:line>
          <draw:line draw:style-name="gr5" draw:text-style-name="P1" draw:layer="layout" svg:x1="6.628cm" svg:y1="14.1cm" svg:x2="12.815cm" svg:y2="14.1cm">
            <text:p/>
          </draw:line>
          <draw:line draw:style-name="gr5" draw:text-style-name="P1" draw:layer="layout" svg:x1="6.628cm" svg:y1="14.673cm" svg:x2="12.815cm" svg:y2="14.673cm">
            <text:p/>
          </draw:line>
          <draw:line draw:style-name="gr5" draw:text-style-name="P1" draw:layer="layout" svg:x1="6.628cm" svg:y1="14.1cm" svg:x2="12.815cm" svg:y2="14.1cm">
            <text:p/>
          </draw:line>
          <draw:line draw:style-name="gr7" draw:text-style-name="P1" draw:layer="layout" svg:x1="12.881cm" svg:y1="9.491cm" svg:x2="15.047cm" svg:y2="7.325cm">
            <text:p/>
          </draw:line>
          <draw:line draw:style-name="gr7" draw:text-style-name="P1" draw:layer="layout" svg:x1="12.881cm" svg:y1="10.099cm" svg:x2="15.047cm" svg:y2="7.933cm">
            <text:p/>
          </draw:line>
          <draw:line draw:style-name="gr7" draw:text-style-name="P1" draw:layer="layout" svg:x1="12.881cm" svg:y1="10.707cm" svg:x2="15.047cm" svg:y2="8.541cm">
            <text:p/>
          </draw:line>
          <draw:line draw:style-name="gr7" draw:text-style-name="P1" draw:layer="layout" svg:x1="12.881cm" svg:y1="11.23cm" svg:x2="15.008cm" svg:y2="9.103cm">
            <text:p/>
          </draw:line>
          <draw:line draw:style-name="gr7" draw:text-style-name="P1" draw:layer="layout" svg:x1="12.881cm" svg:y1="11.828cm" svg:x2="15.008cm" svg:y2="9.701cm">
            <text:p/>
          </draw:line>
          <draw:line draw:style-name="gr7" draw:text-style-name="P1" draw:layer="layout" svg:x1="12.881cm" svg:y1="12.425cm" svg:x2="15.008cm" svg:y2="10.298cm">
            <text:p/>
          </draw:line>
          <draw:line draw:style-name="gr7" draw:text-style-name="P1" draw:layer="layout" svg:x1="12.888cm" svg:y1="12.956cm" svg:x2="15.063cm" svg:y2="10.781cm">
            <text:p/>
          </draw:line>
          <draw:line draw:style-name="gr7" draw:text-style-name="P1" draw:layer="layout" svg:x1="12.881cm" svg:y1="13.548cm" svg:x2="14.963cm" svg:y2="11.466cm">
            <text:p/>
          </draw:line>
          <draw:line draw:style-name="gr7" draw:text-style-name="P1" draw:layer="layout" svg:x1="12.881cm" svg:y1="14.133cm" svg:x2="14.963cm" svg:y2="12.051cm">
            <text:p/>
          </draw:line>
          <draw:line draw:style-name="gr7" draw:text-style-name="P1" draw:layer="layout" svg:x1="12.881cm" svg:y1="14.717cm" svg:x2="14.963cm" svg:y2="12.635cm">
            <text:p/>
          </draw:line>
          <draw:line draw:style-name="gr7" draw:text-style-name="P1" draw:layer="layout" svg:x1="12.881cm" svg:y1="14.133cm" svg:x2="14.963cm" svg:y2="12.051cm">
            <text:p/>
          </draw:line>
          <draw:line draw:style-name="gr5" draw:text-style-name="P1" draw:layer="layout" svg:x1="7.314cm" svg:y1="8.312cm" svg:x2="13.501cm" svg:y2="8.312cm">
            <text:p/>
          </draw:line>
          <draw:line draw:style-name="gr5" draw:text-style-name="P1" draw:layer="layout" svg:x1="13.489cm" svg:y1="8.283cm" svg:x2="13.489cm" svg:y2="14.467cm">
            <text:p/>
          </draw:line>
          <draw:line draw:style-name="gr5" draw:text-style-name="P1" draw:layer="layout" svg:x1="7.614cm" svg:y1="8.012cm" svg:x2="13.801cm" svg:y2="8.012cm">
            <text:p/>
          </draw:line>
          <draw:line draw:style-name="gr5" draw:text-style-name="P1" draw:layer="layout" svg:x1="13.789cm" svg:y1="7.983cm" svg:x2="13.789cm" svg:y2="14.167cm">
            <text:p/>
          </draw:line>
          <draw:line draw:style-name="gr5" draw:text-style-name="P1" draw:layer="layout" svg:x1="7.914cm" svg:y1="7.712cm" svg:x2="14.101cm" svg:y2="7.712cm">
            <text:p/>
          </draw:line>
          <draw:line draw:style-name="gr5" draw:text-style-name="P1" draw:layer="layout" svg:x1="14.089cm" svg:y1="7.683cm" svg:x2="14.089cm" svg:y2="13.867cm">
            <text:p/>
          </draw:line>
          <draw:line draw:style-name="gr5" draw:text-style-name="P1" draw:layer="layout" svg:x1="8.214cm" svg:y1="7.412cm" svg:x2="14.401cm" svg:y2="7.412cm">
            <text:p/>
          </draw:line>
          <draw:line draw:style-name="gr5" draw:text-style-name="P1" draw:layer="layout" svg:x1="14.389cm" svg:y1="7.383cm" svg:x2="14.389cm" svg:y2="13.567cm">
            <text:p/>
          </draw:line>
          <draw:line draw:style-name="gr5" draw:text-style-name="P1" draw:layer="layout" svg:x1="8.514cm" svg:y1="7.112cm" svg:x2="14.701cm" svg:y2="7.112cm">
            <text:p/>
          </draw:line>
          <draw:line draw:style-name="gr5" draw:text-style-name="P1" draw:layer="layout" svg:x1="14.689cm" svg:y1="7.083cm" svg:x2="14.689cm" svg:y2="13.267cm">
            <text:p/>
          </draw:line>
        </draw:g>
        <draw:line draw:style-name="gr8" draw:text-style-name="P1" draw:layer="layout" svg:x1="5.572cm" svg:y1="15.199cm" svg:x2="5.572cm" svg:y2="9.103cm">
          <text:p/>
        </draw:line>
        <draw:frame draw:style-name="gr9" draw:text-style-name="P2" draw:layer="layout" svg:width="2.118cm" svg:height="2.536cm" svg:x="4.332cm" svg:y="11.897cm">
          <draw:text-box>
            <text:p><text:span text:style-name="T1">n1</text:span></text:p>
          </draw:text-box>
        </draw:frame>
        <draw:line draw:style-name="gr8" draw:text-style-name="P1" draw:layer="layout" svg:x1="6.588cm" svg:y1="16.215cm" svg:x2="12.938cm" svg:y2="16.215cm">
          <text:p/>
        </draw:line>
        <draw:line draw:style-name="gr8" draw:text-style-name="P1" draw:layer="layout" svg:x1="13.446cm" svg:y1="15.707cm" svg:x2="15.732cm" svg:y2="13.421cm">
          <text:p/>
        </draw:line>
        <draw:frame draw:style-name="gr10" draw:text-style-name="P2" draw:layer="layout" svg:width="1.524cm" svg:height="3.346cm" svg:x="14.524cm" svg:y="14.301cm">
          <draw:text-box>
            <text:p><text:span text:style-name="T1">n3</text:span></text:p>
          </draw:text-box>
        </draw:frame>
        <draw:custom-shape draw:style-name="gr11" draw:text-style-name="P1" draw:layer="layout" svg:width="0.508cm" svg:height="0.508cm" svg:x="7.196cm" svg:y="9.0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8cm" svg:height="0.508cm" svg:x="7.696cm" svg:y="9.0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0.508cm" svg:x="6.696cm" svg:y="9.0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0.508cm" svg:x="8.296cm" svg:y="9.0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0.508cm" svg:x="6.696cm" svg:y="9.02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334cm" svg:y1="10.144cm" svg:x2="6.996cm" svg:y2="9.236cm">
          <text:p/>
        </draw:line>
        <draw:line draw:style-name="gr13" draw:text-style-name="P1" draw:layer="layout" svg:x1="6.834cm" svg:y1="10.145cm" svg:x2="7.496cm" svg:y2="9.237cm">
          <text:p/>
        </draw:line>
        <draw:line draw:style-name="gr14" draw:text-style-name="P1" draw:layer="layout" svg:x1="7.334cm" svg:y1="10.146cm" svg:x2="7.996cm" svg:y2="9.238cm">
          <text:p/>
        </draw:line>
        <draw:line draw:style-name="gr13" draw:text-style-name="P1" draw:layer="layout" svg:x1="7.934cm" svg:y1="10.147cm" svg:x2="8.596cm" svg:y2="9.239cm">
          <text:p/>
        </draw:line>
        <draw:line draw:style-name="gr13" draw:text-style-name="P1" draw:layer="layout" svg:x1="7.334cm" svg:y1="10.147cm" svg:x2="7.996cm" svg:y2="9.239cm">
          <text:p/>
        </draw:line>
        <draw:line draw:style-name="gr13" draw:text-style-name="P1" draw:layer="layout" svg:x1="9.734cm" svg:y1="10.147cm" svg:x2="10.396cm" svg:y2="9.239cm">
          <text:p/>
        </draw:line>
        <draw:line draw:style-name="gr14" draw:text-style-name="P1" draw:layer="layout" svg:x1="6.334cm" svg:y1="10.145cm" svg:x2="6.996cm" svg:y2="9.237cm">
          <text:p/>
        </draw:line>
        <draw:line draw:style-name="gr14" draw:text-style-name="P1" draw:layer="layout" svg:x1="6.834cm" svg:y1="10.146cm" svg:x2="7.496cm" svg:y2="9.238cm">
          <text:p/>
        </draw:line>
        <draw:line draw:style-name="gr13" draw:text-style-name="P1" draw:layer="layout" svg:x1="7.334cm" svg:y1="10.147cm" svg:x2="7.996cm" svg:y2="9.239cm">
          <text:p/>
        </draw:line>
        <draw:line draw:style-name="gr14" draw:text-style-name="P1" draw:layer="layout" svg:x1="7.934cm" svg:y1="10.148cm" svg:x2="8.596cm" svg:y2="9.24cm">
          <text:p/>
        </draw:line>
        <draw:line draw:style-name="gr13" draw:text-style-name="P1" draw:layer="layout" svg:x1="7.334cm" svg:y1="10.148cm" svg:x2="7.996cm" svg:y2="9.24cm">
          <text:p/>
        </draw:line>
        <draw:custom-shape draw:style-name="gr15" draw:text-style-name="P1" draw:layer="layout" svg:width="0.508cm" svg:height="0.508cm" svg:x="8.896cm" svg:y="9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508cm" svg:x="9.496cm" svg:y="9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508cm" svg:x="10.096cm" svg:y="9.0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0.508cm" svg:x="10.596cm" svg:y="9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508cm" svg:x="10.596cm" svg:y="9.02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534cm" svg:y1="10.145cm" svg:x2="9.196cm" svg:y2="9.237cm">
          <text:p/>
        </draw:line>
        <draw:line draw:style-name="gr14" draw:text-style-name="P1" draw:layer="layout" svg:x1="9.134cm" svg:y1="10.146cm" svg:x2="9.796cm" svg:y2="9.238cm">
          <text:p/>
        </draw:line>
        <draw:line draw:style-name="gr14" draw:text-style-name="P1" draw:layer="layout" svg:x1="10.234cm" svg:y1="10.148cm" svg:x2="10.896cm" svg:y2="9.24cm">
          <text:p/>
        </draw:line>
        <draw:line draw:style-name="gr14" draw:text-style-name="P1" draw:layer="layout" svg:x1="9.734cm" svg:y1="10.148cm" svg:x2="10.396cm" svg:y2="9.24cm">
          <text:p/>
        </draw:line>
        <draw:custom-shape draw:style-name="gr16" draw:text-style-name="P1" draw:layer="layout" svg:width="0.254cm" svg:height="0.254cm" svg:x="3.432cm" svg:y="6.6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54cm" svg:height="0.254cm" svg:x="3.432cm" svg:y="7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layer="layout" svg:width="4.318cm" svg:height="1.012cm" svg:x="3.81cm" svg:y="6.291cm">
          <draw:text-box>
            <text:p><text:span text:style-name="T2">Iteration</text:span> <text:span text:style-name="T2">1</text:span></text:p>
          </draw:text-box>
        </draw:frame>
        <draw:frame draw:style-name="gr18" draw:layer="layout" svg:width="4.318cm" svg:height="1.012cm" svg:x="3.81cm" svg:y="7.091cm">
          <draw:text-box>
            <text:p><text:span text:style-name="T2">Iteration</text:span> <text:span text:style-name="T2">2</text:span></text:p>
          </draw:text-box>
        </draw:frame>
        <draw:frame draw:style-name="gr9" draw:text-style-name="P2" draw:layer="layout" svg:width="2.118cm" svg:height="2.536cm" svg:x="8.632cm" svg:y="16.497cm">
          <draw:text-box>
            <text:p><text:span text:style-name="T1">n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20T15:44:52.353803761</meta:creation-date>
    <dc:date>2015-09-20T16:05:31.645645489</dc:date>
    <dc:creator>Ashwin </dc:creator>
    <meta:editing-duration>PT16M49S</meta:editing-duration>
    <meta:editing-cycles>4</meta:editing-cycles>
    <meta:generator>LibreOffice/4.2.8.2$Linux_X86_64 LibreOffice_project/420m0$Build-2</meta:generator>
    <meta:document-statistic meta:object-count="98"/>
  </office:meta>
</office:document-meta>
</file>